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c4159" officeooo:paragraph-rsid="001c4159"/>
    </style:style>
    <style:style style:name="P2" style:family="paragraph" style:parent-style-name="Standard">
      <style:text-properties fo:font-weight="bold" officeooo:rsid="001c4159" officeooo:paragraph-rsid="001c4159" style:font-weight-asian="bold" style:font-weight-complex="bold"/>
    </style:style>
    <style:style style:name="P3" style:family="paragraph" style:parent-style-name="Standard">
      <style:text-properties officeooo:rsid="001deb00" officeooo:paragraph-rsid="001deb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reating virtual env:</text:p>
      <text:p text:style-name="P1"/>
      <text:p text:style-name="P1">virtualenv myvenv</text:p>
      <text:p text:style-name="P1"/>
      <text:p text:style-name="P2">activate virtual env:</text:p>
      <text:p text:style-name="P1"/>
      <text:p text:style-name="P1">source myvenv/bin/activate</text:p>
      <text:p text:style-name="P1"/>
      <text:p text:style-name="P2">install from requirements.txt:</text:p>
      <text:p text:style-name="P1"/>
      <text:p text:style-name="P1">pip install -r requirements.txt</text:p>
      <text:p text:style-name="P1"/>
      <text:p text:style-name="P1"/>
      <text:p text:style-name="P2">login to mysql:</text:p>
      <text:p text:style-name="P1">mysql -u root -p</text:p>
      <text:p text:style-name="P3">password: root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19T10:13:14.595585604</meta:creation-date>
    <dc:date>2021-10-19T18:30:58.335762180</dc:date>
    <meta:editing-duration>PT7H23M53S</meta:editing-duration>
    <meta:editing-cycles>1</meta:editing-cycles>
    <meta:document-statistic meta:table-count="0" meta:image-count="0" meta:object-count="0" meta:page-count="1" meta:paragraph-count="9" meta:word-count="26" meta:character-count="191" meta:non-whitespace-character-count="174"/>
    <meta:generator>LibreOffice/6.4.7.2$Linux_X86_64 LibreOffice_project/40$Build-2</meta:generator>
  </office:meta>
</office:document-meta>
</file>